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516in"/>
    </style:style>
    <style:style style:name="co4" style:family="table-column">
      <style:table-column-properties fo:break-before="auto" style:column-width="2.152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row table:style-name="ro3">
          <table:table-cell office:value-type="float" office:value="1">
            <text:p>1</text:p>
          </table:table-cell>
          <table:table-cell office:value-type="string">
            <text:p>Aguachile</text:p>
          </table:table-cell>
          <table:table-cell office:value-type="string">
            <text:p>Aguachile</text:p>
          </table:table-cell>
          <table:table-cell office:value-type="float" office:value="15.17">
            <text:p>15.1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Bolillos (salty bread)</text:p>
          </table:table-cell>
          <table:table-cell office:value-type="string">
            <text:p>Bolillos (salty bread)</text:p>
          </table:table-cell>
          <table:table-cell office:value-type="float" office:value="16.17">
            <text:p>16.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string">
            <text:p>Burrito</text:p>
          </table:table-cell>
          <table:table-cell office:value-type="float" office:value="1.26">
            <text:p>1.26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Camote (Mexican sweet potato)</text:p>
          </table:table-cell>
          <table:table-cell office:value-type="string">
            <text:p>Camote (Mexican sweet potato)</text:p>
          </table:table-cell>
          <table:table-cell office:value-type="float" office:value="5.8">
            <text:p>5.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Cemitas sandwiches</text:p>
          </table:table-cell>
          <table:table-cell office:value-type="string">
            <text:p>Cemitas sandwiches</text:p>
          </table:table-cell>
          <table:table-cell office:value-type="float" office:value="9.82">
            <text:p>9.8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Ceviche</text:p>
          </table:table-cell>
          <table:table-cell office:value-type="string">
            <text:p>Ceviche</text:p>
          </table:table-cell>
          <table:table-cell office:value-type="float" office:value="15.93">
            <text:p>15.9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Chalupa</text:p>
          </table:table-cell>
          <table:table-cell office:value-type="string">
            <text:p>Chalupa</text:p>
          </table:table-cell>
          <table:table-cell office:value-type="float" office:value="4.88">
            <text:p>4.88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Chapulines and escamoles</text:p>
          </table:table-cell>
          <table:table-cell office:value-type="string">
            <text:p>Chapulines and escamoles</text:p>
          </table:table-cell>
          <table:table-cell office:value-type="float" office:value="13.19">
            <text:p>13.19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Charales</text:p>
          </table:table-cell>
          <table:table-cell office:value-type="string">
            <text:p>Charales, small fish, basically a type of smelt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Chicharrón</text:p>
          </table:table-cell>
          <table:table-cell office:value-type="string">
            <text:p>Chicharrón</text:p>
          </table:table-cell>
          <table:table-cell office:value-type="float" office:value="8.32">
            <text:p>8.3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Chilaquiles</text:p>
          </table:table-cell>
          <table:table-cell office:value-type="string">
            <text:p>Chilaquiles</text:p>
          </table:table-cell>
          <table:table-cell office:value-type="float" office:value="3.14">
            <text:p>3.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Chimichangas (Tex-Mex mostly)</text:p>
          </table:table-cell>
          <table:table-cell office:value-type="string">
            <text:p>Chimichangas (Tex-Mex mostly)</text:p>
          </table:table-cell>
          <table:table-cell office:value-type="float" office:value="8.83">
            <text:p>8.8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Choriqueso</text:p>
          </table:table-cell>
          <table:table-cell office:value-type="string">
            <text:p>Choriqueso</text:p>
          </table:table-cell>
          <table:table-cell office:value-type="float" office:value="13.38">
            <text:p>13.3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Chorizo</text:p>
          </table:table-cell>
          <table:table-cell office:value-type="string">
            <text:p>Chorizo</text:p>
          </table:table-cell>
          <table:table-cell office:value-type="float" office:value="19.43">
            <text:p>19.4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Cochinita pibil</text:p>
          </table:table-cell>
          <table:table-cell office:value-type="string">
            <text:p>Cochinita pibil</text:p>
          </table:table-cell>
          <table:table-cell office:value-type="float" office:value="3.88">
            <text:p>3.8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Cocido</text:p>
          </table:table-cell>
          <table:table-cell office:value-type="string">
            <text:p>Cocido</text:p>
          </table:table-cell>
          <table:table-cell office:value-type="float" office:value="11.74">
            <text:p>11.7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Cóctel de camarón and other seafood cocktails</text:p>
          </table:table-cell>
          <table:table-cell office:value-type="string">
            <text:p>Cóctel de camarón and other seafood cocktails</text:p>
          </table:table-cell>
          <table:table-cell office:value-type="float" office:value="1.4">
            <text:p>1.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Corunda</text:p>
          </table:table-cell>
          <table:table-cell office:value-type="string">
            <text:p>Corunda</text:p>
          </table:table-cell>
          <table:table-cell office:value-type="float" office:value="3.3">
            <text:p>3.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Curtido</text:p>
          </table:table-cell>
          <table:table-cell office:value-type="string">
            <text:p>Curtido</text:p>
          </table:table-cell>
          <table:table-cell office:value-type="float" office:value="13.86">
            <text:p>13.86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Elote</text:p>
          </table:table-cell>
          <table:table-cell office:value-type="string">
            <text:p>Elote</text:p>
          </table:table-cell>
          <table:table-cell office:value-type="float" office:value="11.38">
            <text:p>11.38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number-columns-repeated="2" office:value-type="string">
            <text:p>Enchilada (red or green)</text:p>
          </table:table-cell>
          <table:table-cell office:value-type="float" office:value="2.91">
            <text:p>2.9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Enfrijoladas</text:p>
          </table:table-cell>
          <table:table-cell office:value-type="string">
            <text:p>Enfrijoladas</text:p>
          </table:table-cell>
          <table:table-cell office:value-type="float" office:value="11.14">
            <text:p>11.14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Ensalada de fruta (fruit salad)</text:p>
          </table:table-cell>
          <table:table-cell office:value-type="string">
            <text:p>Ensalada de fruta (fruit salad)</text:p>
          </table:table-cell>
          <table:table-cell office:value-type="float" office:value="14.44">
            <text:p>14.4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Entomatadas</text:p>
          </table:table-cell>
          <table:table-cell office:value-type="string">
            <text:p>Entomatadas</text:p>
          </table:table-cell>
          <table:table-cell office:value-type="float" office:value="10.74">
            <text:p>10.7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number-columns-repeated="2" office:value-type="string">
            <text:p>Fajitas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Filete de pescado</text:p>
          </table:table-cell>
          <table:table-cell office:value-type="string">
            <text:p>Filete de pescado</text:p>
          </table:table-cell>
          <table:table-cell office:value-type="float" office:value="12.91">
            <text:p>12.9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Flautas</text:p>
          </table:table-cell>
          <table:table-cell office:value-type="string">
            <text:p>Flautas</text:p>
          </table:table-cell>
          <table:table-cell office:value-type="float" office:value="5.16">
            <text:p>5.16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Frijoles charros</text:p>
          </table:table-cell>
          <table:table-cell office:value-type="string">
            <text:p>Frijoles charros</text:p>
          </table:table-cell>
          <table:table-cell office:value-type="float" office:value="15.39">
            <text:p>15.39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Fritada</text:p>
          </table:table-cell>
          <table:table-cell office:value-type="string">
            <text:p>Fritada</text:p>
          </table:table-cell>
          <table:table-cell office:value-type="float" office:value="5.66">
            <text:p>5.6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Gorditas</text:p>
          </table:table-cell>
          <table:table-cell office:value-type="string">
            <text:p>Gorditas</text:p>
          </table:table-cell>
          <table:table-cell office:value-type="float" office:value="8.76">
            <text:p>8.7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Gringas</text:p>
          </table:table-cell>
          <table:table-cell office:value-type="string">
            <text:p>Gringas</text:p>
          </table:table-cell>
          <table:table-cell office:value-type="float" office:value="18.99">
            <text:p>18.99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Huauzontles</text:p>
          </table:table-cell>
          <table:table-cell office:value-type="string">
            <text:p>Huauzontles</text:p>
          </table:table-cell>
          <table:table-cell office:value-type="float" office:value="11.53">
            <text:p>11.5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3">
            <text:p>33</text:p>
          </table:table-cell>
          <table:table-cell table:number-columns-repeated="2" office:value-type="string">
            <text:p>Huaraches</text:p>
          </table:table-cell>
          <table:table-cell office:value-type="float" office:value="16.33">
            <text:p>16.3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Jicama</text:p>
          </table:table-cell>
          <table:table-cell office:value-type="string">
            <text:p>Jicama</text:p>
          </table:table-cell>
          <table:table-cell office:value-type="float" office:value="6.08">
            <text:p>6.0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Jocoque</text:p>
          </table:table-cell>
          <table:table-cell office:value-type="string">
            <text:p>Jocoque</text:p>
          </table:table-cell>
          <table:table-cell office:value-type="float" office:value="0.61">
            <text:p>0.6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Lengua</text:p>
          </table:table-cell>
          <table:table-cell office:value-type="string">
            <text:p>Lengua</text:p>
          </table:table-cell>
          <table:table-cell office:value-type="float" office:value="17.07">
            <text:p>17.0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7">
            <text:p>37</text:p>
          </table:table-cell>
          <table:table-cell table:number-columns-repeated="2" office:value-type="string">
            <text:p>Lentil soup (lentil beans)</text:p>
          </table:table-cell>
          <table:table-cell office:value-type="float" office:value="10.9">
            <text:p>10.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Longaniza</text:p>
          </table:table-cell>
          <table:table-cell office:value-type="string">
            <text:p>Longaniza</text:p>
          </table:table-cell>
          <table:table-cell office:value-type="float" office:value="3.35">
            <text:p>3.3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Machaca</text:p>
          </table:table-cell>
          <table:table-cell office:value-type="string">
            <text:p>Machaca</text:p>
          </table:table-cell>
          <table:table-cell office:value-type="float" office:value="1.86">
            <text:p>1.86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Mancha manteles</text:p>
          </table:table-cell>
          <table:table-cell office:value-type="string">
            <text:p>Mancha manteles</text:p>
          </table:table-cell>
          <table:table-cell office:value-type="float" office:value="11.03">
            <text:p>11.03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41">
            <text:p>41</text:p>
          </table:table-cell>
          <table:table-cell office:value-type="string">
            <text:p>Memela</text:p>
          </table:table-cell>
          <table:table-cell office:value-type="string">
            <text:p>Memela</text:p>
          </table:table-cell>
          <table:table-cell office:value-type="float" office:value="18.84">
            <text:p>18.84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42">
            <text:p>42</text:p>
          </table:table-cell>
          <table:table-cell office:value-type="string">
            <text:p>Menudo</text:p>
          </table:table-cell>
          <table:table-cell office:value-type="string">
            <text:p>Menudo</text:p>
          </table:table-cell>
          <table:table-cell office:value-type="float" office:value="3.65">
            <text:p>3.6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43">
            <text:p>43</text:p>
          </table:table-cell>
          <table:table-cell office:value-type="string">
            <text:p>Mixiotes</text:p>
          </table:table-cell>
          <table:table-cell office:value-type="string">
            <text:p>Mixiotes</text:p>
          </table:table-cell>
          <table:table-cell office:value-type="float" office:value="16.43">
            <text:p>16.4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string">
            <text:p>Mole de olla</text:p>
          </table:table-cell>
          <table:table-cell office:value-type="string">
            <text:p>Mole de olla</text:p>
          </table:table-cell>
          <table:table-cell office:value-type="float" office:value="15.06">
            <text:p>15.06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45">
            <text:p>45</text:p>
          </table:table-cell>
          <table:table-cell office:value-type="string">
            <text:p>Mole poblano</text:p>
          </table:table-cell>
          <table:table-cell office:value-type="string">
            <text:p>Mole poblano</text:p>
          </table:table-cell>
          <table:table-cell office:value-type="float" office:value="5.75">
            <text:p>5.7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46">
            <text:p>46</text:p>
          </table:table-cell>
          <table:table-cell office:value-type="string">
            <text:p>Molletes</text:p>
          </table:table-cell>
          <table:table-cell office:value-type="string">
            <text:p>Molletes</text:p>
          </table:table-cell>
          <table:table-cell office:value-type="float" office:value="19.55">
            <text:p>19.5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string">
            <text:p>Molotes</text:p>
          </table:table-cell>
          <table:table-cell office:value-type="string">
            <text:p>Molotes</text:p>
          </table:table-cell>
          <table:table-cell office:value-type="float" office:value="14.54">
            <text:p>14.54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48">
            <text:p>48</text:p>
          </table:table-cell>
          <table:table-cell office:value-type="string">
            <text:p>Moronga</text:p>
          </table:table-cell>
          <table:table-cell office:value-type="string">
            <text:p>Moronga</text:p>
          </table:table-cell>
          <table:table-cell office:value-type="float" office:value="12.2">
            <text:p>12.2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9">
            <text:p>49</text:p>
          </table:table-cell>
          <table:table-cell table:number-columns-repeated="2" office:value-type="string">
            <text:p>Nachos</text:p>
          </table:table-cell>
          <table:table-cell office:value-type="float" office:value="17.62">
            <text:p>17.6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string">
            <text:p>Pambazos</text:p>
          </table:table-cell>
          <table:table-cell office:value-type="string">
            <text:p>Pambazos</text:p>
          </table:table-cell>
          <table:table-cell office:value-type="float" office:value="13.4">
            <text:p>13.4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51">
            <text:p>51</text:p>
          </table:table-cell>
          <table:table-cell office:value-type="string">
            <text:p>Panucho</text:p>
          </table:table-cell>
          <table:table-cell office:value-type="string">
            <text:p>Panucho</text:p>
          </table:table-cell>
          <table:table-cell office:value-type="float" office:value="12.58">
            <text:p>12.5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52">
            <text:p>52</text:p>
          </table:table-cell>
          <table:table-cell office:value-type="string">
            <text:p>Papadzules</text:p>
          </table:table-cell>
          <table:table-cell office:value-type="string">
            <text:p>Papadzules</text:p>
          </table:table-cell>
          <table:table-cell office:value-type="float" office:value="18.41">
            <text:p>18.4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53">
            <text:p>53</text:p>
          </table:table-cell>
          <table:table-cell office:value-type="string">
            <text:p>Parilladas</text:p>
          </table:table-cell>
          <table:table-cell office:value-type="string">
            <text:p>Parilladas</text:p>
          </table:table-cell>
          <table:table-cell office:value-type="float" office:value="11.99">
            <text:p>11.99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54">
            <text:p>54</text:p>
          </table:table-cell>
          <table:table-cell office:value-type="string">
            <text:p>Pastel azteca</text:p>
          </table:table-cell>
          <table:table-cell office:value-type="string">
            <text:p>Pastel azteca</text:p>
          </table:table-cell>
          <table:table-cell office:value-type="float" office:value="19.69">
            <text:p>19.69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55">
            <text:p>55</text:p>
          </table:table-cell>
          <table:table-cell office:value-type="string">
            <text:p>Pejelagarto</text:p>
          </table:table-cell>
          <table:table-cell office:value-type="string">
            <text:p>Pejelagarto</text:p>
          </table:table-cell>
          <table:table-cell office:value-type="float" office:value="14.87">
            <text:p>14.87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56">
            <text:p>56</text:p>
          </table:table-cell>
          <table:table-cell office:value-type="string">
            <text:p>Picadillo</text:p>
          </table:table-cell>
          <table:table-cell office:value-type="string">
            <text:p>Picadillo</text:p>
          </table:table-cell>
          <table:table-cell office:value-type="float" office:value="9.42">
            <text:p>9.42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7">
            <text:p>57</text:p>
          </table:table-cell>
          <table:table-cell table:number-columns-repeated="2" office:value-type="string">
            <text:p>Quesadillas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58">
            <text:p>58</text:p>
          </table:table-cell>
          <table:table-cell office:value-type="string">
            <text:p>Queso</text:p>
          </table:table-cell>
          <table:table-cell office:value-type="string">
            <text:p>Queso</text:p>
          </table:table-cell>
          <table:table-cell office:value-type="float" office:value="7.05">
            <text:p>7.05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59">
            <text:p>59</text:p>
          </table:table-cell>
          <table:table-cell office:value-type="string">
            <text:p>Rajas con crema</text:p>
          </table:table-cell>
          <table:table-cell office:value-type="string">
            <text:p>Rajas con crema</text:p>
          </table:table-cell>
          <table:table-cell office:value-type="float" office:value="16.93">
            <text:p>16.93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60">
            <text:p>60</text:p>
          </table:table-cell>
          <table:table-cell office:value-type="string">
            <text:p>Romeritos</text:p>
          </table:table-cell>
          <table:table-cell office:value-type="string">
            <text:p>Romeritos</text:p>
          </table:table-cell>
          <table:table-cell office:value-type="float" office:value="11.23">
            <text:p>11.2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61">
            <text:p>61</text:p>
          </table:table-cell>
          <table:table-cell office:value-type="string">
            <text:p>Salbutes</text:p>
          </table:table-cell>
          <table:table-cell office:value-type="string">
            <text:p>Salbutes</text:p>
          </table:table-cell>
          <table:table-cell office:value-type="float" office:value="0.58">
            <text:p>0.5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2">
            <text:p>62</text:p>
          </table:table-cell>
          <table:table-cell table:number-columns-repeated="2" office:value-type="string">
            <text:p>Salsa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63">
            <text:p>63</text:p>
          </table:table-cell>
          <table:table-cell office:value-type="string">
            <text:p>Sincronizadas</text:p>
          </table:table-cell>
          <table:table-cell office:value-type="string">
            <text:p>Sincronizadas</text:p>
          </table:table-cell>
          <table:table-cell office:value-type="float" office:value="9.73">
            <text:p>9.7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64">
            <text:p>64</text:p>
          </table:table-cell>
          <table:table-cell office:value-type="string">
            <text:p>Sopes</text:p>
          </table:table-cell>
          <table:table-cell office:value-type="string">
            <text:p>Sopes</text:p>
          </table:table-cell>
          <table:table-cell office:value-type="float" office:value="11.47">
            <text:p>11.4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65">
            <text:p>65</text:p>
          </table:table-cell>
          <table:table-cell office:value-type="string">
            <text:p>Sopa de albondiga (meatball soup)</text:p>
          </table:table-cell>
          <table:table-cell office:value-type="string">
            <text:p>Sopa de albondiga (meatball soup)</text:p>
          </table:table-cell>
          <table:table-cell office:value-type="float" office:value="17.75">
            <text:p>17.7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6">
            <text:p>66</text:p>
          </table:table-cell>
          <table:table-cell table:number-columns-repeated="2" office:value-type="string">
            <text:p>Tacos</text:p>
          </table:table-cell>
          <table:table-cell office:value-type="float" office:value="0.15">
            <text:p>0.15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67">
            <text:p>67</text:p>
          </table:table-cell>
          <table:table-cell office:value-type="string">
            <text:p>Taco al pastor</text:p>
          </table:table-cell>
          <table:table-cell office:value-type="string">
            <text:p>Taco al pastor</text:p>
          </table:table-cell>
          <table:table-cell office:value-type="float" office:value="6.21">
            <text:p>6.2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8">
            <text:p>68</text:p>
          </table:table-cell>
          <table:table-cell table:number-columns-repeated="2" office:value-type="string">
            <text:p>Tamales</text:p>
          </table:table-cell>
          <table:table-cell office:value-type="float" office:value="16.88">
            <text:p>16.8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69">
            <text:p>69</text:p>
          </table:table-cell>
          <table:table-cell office:value-type="string">
            <text:p>Taquitos</text:p>
          </table:table-cell>
          <table:table-cell office:value-type="string">
            <text:p>Taquitos</text:p>
          </table:table-cell>
          <table:table-cell office:value-type="float" office:value="6.93">
            <text:p>6.9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70">
            <text:p>70</text:p>
          </table:table-cell>
          <table:table-cell office:value-type="string">
            <text:p>Tlacoyos</text:p>
          </table:table-cell>
          <table:table-cell office:value-type="string">
            <text:p>Tlacoyos</text:p>
          </table:table-cell>
          <table:table-cell office:value-type="float" office:value="6.22">
            <text:p>6.2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71">
            <text:p>71</text:p>
          </table:table-cell>
          <table:table-cell office:value-type="string">
            <text:p>Tlayudas</text:p>
          </table:table-cell>
          <table:table-cell office:value-type="string">
            <text:p>Tlayudas</text:p>
          </table:table-cell>
          <table:table-cell office:value-type="float" office:value="0.03">
            <text:p>0.0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72">
            <text:p>72</text:p>
          </table:table-cell>
          <table:table-cell office:value-type="string">
            <text:p>Tortas (sandwiches)</text:p>
          </table:table-cell>
          <table:table-cell office:value-type="string">
            <text:p>Tortas (sandwiches)</text:p>
          </table:table-cell>
          <table:table-cell office:value-type="float" office:value="5.66">
            <text:p>5.6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3">
            <text:p>73</text:p>
          </table:table-cell>
          <table:table-cell table:number-columns-repeated="2" office:value-type="string">
            <text:p>Tortillas</text:p>
          </table:table-cell>
          <table:table-cell office:value-type="float" office:value="15.31">
            <text:p>15.3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74">
            <text:p>74</text:p>
          </table:table-cell>
          <table:table-cell office:value-type="string">
            <text:p>Tostadas</text:p>
          </table:table-cell>
          <table:table-cell office:value-type="string">
            <text:p>Tostadas</text:p>
          </table:table-cell>
          <table:table-cell office:value-type="float" office:value="11.2">
            <text:p>11.2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75">
            <text:p>75</text:p>
          </table:table-cell>
          <table:table-cell office:value-type="string">
            <text:p>Totopo</text:p>
          </table:table-cell>
          <table:table-cell office:value-type="string">
            <text:p>Totopo</text:p>
          </table:table-cell>
          <table:table-cell office:value-type="float" office:value="3.08">
            <text:p>3.0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76">
            <text:p>76</text:p>
          </table:table-cell>
          <table:table-cell office:value-type="string">
            <text:p>Tripas</text:p>
          </table:table-cell>
          <table:table-cell office:value-type="string">
            <text:p>Tripas</text:p>
          </table:table-cell>
          <table:table-cell office:value-type="float" office:value="15.54">
            <text:p>15.5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77">
            <text:p>77</text:p>
          </table:table-cell>
          <table:table-cell office:value-type="string">
            <text:p>Venado (venison), particularly in the Yucatan</text:p>
          </table:table-cell>
          <table:table-cell office:value-type="string">
            <text:p>Venado (venison), particularly in the Yucatan</text:p>
          </table:table-cell>
          <table:table-cell office:value-type="float" office:value="14.92">
            <text:p>14.9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78">
            <text:p>78</text:p>
          </table:table-cell>
          <table:table-cell office:value-type="string">
            <text:p>Yuca (cassava)</text:p>
          </table:table-cell>
          <table:table-cell office:value-type="string">
            <text:p>Yuca (cassava)</text:p>
          </table:table-cell>
          <table:table-cell office:value-type="float" office:value="15.43">
            <text:p>15.4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float" office:value="79">
            <text:p>79</text:p>
          </table:table-cell>
          <table:table-cell office:value-type="string">
            <text:p>Caldo de queso</text:p>
          </table:table-cell>
          <table:table-cell office:value-type="string">
            <text:p>Caldo de queso</text:p>
          </table:table-cell>
          <table:table-cell office:value-type="float" office:value="16.85">
            <text:p>16.8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80">
            <text:p>80</text:p>
          </table:table-cell>
          <table:table-cell office:value-type="string">
            <text:p>Queso de cuajo</text:p>
          </table:table-cell>
          <table:table-cell office:value-type="string">
            <text:p>Queso de cuajo</text:p>
          </table:table-cell>
          <table:table-cell office:value-type="float" office:value="3.12">
            <text:p>3.1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81">
            <text:p>81</text:p>
          </table:table-cell>
          <table:table-cell office:value-type="string">
            <text:p>Queso flameado</text:p>
          </table:table-cell>
          <table:table-cell office:value-type="string">
            <text:p>Queso flameado</text:p>
          </table:table-cell>
          <table:table-cell office:value-type="float" office:value="16.16">
            <text:p>16.1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float" office:value="82">
            <text:p>82</text:p>
          </table:table-cell>
          <table:table-cell office:value-type="string">
            <text:p>Huevos rancheros</text:p>
          </table:table-cell>
          <table:table-cell office:value-type="string">
            <text:p>Huevos rancheros</text:p>
          </table:table-cell>
          <table:table-cell office:value-type="float" office:value="8.83">
            <text:p>8.8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</table:table-row>
        <table:table-row table:style-name="ro3">
          <table:table-cell office:value-type="float" office:value="83">
            <text:p>83</text:p>
          </table:table-cell>
          <table:table-cell office:value-type="string">
            <text:p>Huevos divorciados</text:p>
          </table:table-cell>
          <table:table-cell office:value-type="string">
            <text:p>Huevos divorciados</text:p>
          </table:table-cell>
          <table:table-cell office:value-type="float" office:value="8.8">
            <text:p>8.8</text:p>
          </table:table-cell>
          <table:table-cell office:value-type="float" office:value="15">
            <text:p>15</text:p>
          </table:table-cell>
          <table:table-cell table:number-columns-repeated="2" office:value-type="float" office:value="3">
            <text:p>3</text:p>
          </table:table-cell>
        </table:table-row>
        <table:table-row table:style-name="ro3">
          <table:table-cell office:value-type="float" office:value="84">
            <text:p>84</text:p>
          </table:table-cell>
          <table:table-cell office:value-type="string">
            <text:p>Huevos motuleños</text:p>
          </table:table-cell>
          <table:table-cell office:value-type="string">
            <text:p>Huevos motuleños</text:p>
          </table:table-cell>
          <table:table-cell office:value-type="float" office:value="4.46">
            <text:p>4.46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</table:table-row>
        <table:table-row table:style-name="ro3">
          <table:table-cell office:value-type="float" office:value="85">
            <text:p>85</text:p>
          </table:table-cell>
          <table:table-cell office:value-type="string">
            <text:p>Huevos rancheros</text:p>
          </table:table-cell>
          <table:table-cell office:value-type="string">
            <text:p>Huevos rancheros</text:p>
          </table:table-cell>
          <table:table-cell office:value-type="float" office:value="19.92">
            <text:p>19.92</text:p>
          </table:table-cell>
          <table:table-cell office:value-type="float" office:value="12">
            <text:p>12</text:p>
          </table:table-cell>
          <table:table-cell table:number-columns-repeated="2" office:value-type="float" office:value="3">
            <text:p>3</text:p>
          </table:table-cell>
        </table:table-row>
        <table:table-row table:style-name="ro3">
          <table:table-cell office:value-type="float" office:value="86">
            <text:p>86</text:p>
          </table:table-cell>
          <table:table-cell office:value-type="string">
            <text:p>Albóndigas, Mexican meatballs.</text:p>
          </table:table-cell>
          <table:table-cell office:value-type="string">
            <text:p>Albóndigas, Mexican meatballs.</text:p>
          </table:table-cell>
          <table:table-cell office:value-type="float" office:value="18.31">
            <text:p>18.3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float" office:value="87">
            <text:p>87</text:p>
          </table:table-cell>
          <table:table-cell office:value-type="string">
            <text:p>Aporreadillo</text:p>
          </table:table-cell>
          <table:table-cell office:value-type="string">
            <text:p>Aporreadillo</text:p>
          </table:table-cell>
          <table:table-cell office:value-type="float" office:value="4.48">
            <text:p>4.48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float" office:value="88">
            <text:p>88</text:p>
          </table:table-cell>
          <table:table-cell office:value-type="string">
            <text:p>Bistec</text:p>
          </table:table-cell>
          <table:table-cell office:value-type="string">
            <text:p>Bistec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float" office:value="89">
            <text:p>89</text:p>
          </table:table-cell>
          <table:table-cell office:value-type="string">
            <text:p>Carne asada, grilled beef</text:p>
          </table:table-cell>
          <table:table-cell office:value-type="string">
            <text:p>Carne asada, grilled beef</text:p>
          </table:table-cell>
          <table:table-cell office:value-type="float" office:value="19.21">
            <text:p>19.2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float" office:value="90">
            <text:p>90</text:p>
          </table:table-cell>
          <table:table-cell office:value-type="string">
            <text:p>Carne guisada, stewed beef in spiced gravy</text:p>
          </table:table-cell>
          <table:table-cell office:value-type="string">
            <text:p>Carne guisada, stewed beef in spiced gravy</text:p>
          </table:table-cell>
          <table:table-cell office:value-type="float" office:value="1.04">
            <text:p>1.0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float" office:value="91">
            <text:p>91</text:p>
          </table:table-cell>
          <table:table-cell office:value-type="string">
            <text:p>Carne a la tampiqueña</text:p>
          </table:table-cell>
          <table:table-cell office:value-type="string">
            <text:p>Carne a la tampiqueña, carne asada that is usually accompanied by a small portion of enchiladas (or chilaquiles), refried beans, fresh cheese, guacamole, and a vegetable (often rajas; grilled slices of Poblano peppers).</text:p>
          </table:table-cell>
          <table:table-cell office:value-type="float" office:value="4.93">
            <text:p>4.93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float" office:value="92">
            <text:p>92</text:p>
          </table:table-cell>
          <table:table-cell office:value-type="string">
            <text:p>Cecina</text:p>
          </table:table-cell>
          <table:table-cell office:value-type="string">
            <text:p>Cecina – In Mexico, most cecina is of two kinds: sheets of marinated beef, and a pork cut that is pounded thin and coated with chili pepper (this type is called cecina enchilada or carne enchilada).</text:p>
          </table:table-cell>
          <table:table-cell office:value-type="float" office:value="10.95">
            <text:p>10.95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float" office:value="93">
            <text:p>93</text:p>
          </table:table-cell>
          <table:table-cell office:value-type="string">
            <text:p>Milanesas</text:p>
          </table:table-cell>
          <table:table-cell office:value-type="string">
            <text:p>Milanesas – Chicken, beef, and a pork breaded fried bisteces.</text:p>
          </table:table-cell>
          <table:table-cell office:value-type="float" office:value="10.48">
            <text:p>10.48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float" office:value="94">
            <text:p>94</text:p>
          </table:table-cell>
          <table:table-cell office:value-type="string">
            <text:p>Cabrito</text:p>
          </table:table-cell>
          <table:table-cell office:value-type="string">
            <text:p>Cabrito</text:p>
          </table:table-cell>
          <table:table-cell office:value-type="float" office:value="18.39">
            <text:p>18.39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float" office:value="95">
            <text:p>95</text:p>
          </table:table-cell>
          <table:table-cell office:value-type="string">
            <text:p>Calabacitas con puerco</text:p>
          </table:table-cell>
          <table:table-cell office:value-type="string">
            <text:p>Calabacitas con puerco</text:p>
          </table:table-cell>
          <table:table-cell office:value-type="float" office:value="18.23">
            <text:p>18.2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float" office:value="96">
            <text:p>96</text:p>
          </table:table-cell>
          <table:table-cell office:value-type="string">
            <text:p>Carnitas</text:p>
          </table:table-cell>
          <table:table-cell office:value-type="string">
            <text:p>Carnitas</text:p>
          </table:table-cell>
          <table:table-cell office:value-type="float" office:value="14.7">
            <text:p>14.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float" office:value="97">
            <text:p>97</text:p>
          </table:table-cell>
          <table:table-cell office:value-type="string">
            <text:p>Chilorio</text:p>
          </table:table-cell>
          <table:table-cell office:value-type="string">
            <text:p>Chilorio</text:p>
          </table:table-cell>
          <table:table-cell office:value-type="float" office:value="5.08">
            <text:p>5.08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float" office:value="98">
            <text:p>98</text:p>
          </table:table-cell>
          <table:table-cell office:value-type="string">
            <text:p>Chorizo</text:p>
          </table:table-cell>
          <table:table-cell office:value-type="string">
            <text:p>Chorizo</text:p>
          </table:table-cell>
          <table:table-cell office:value-type="float" office:value="6.52">
            <text:p>6.5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float" office:value="99">
            <text:p>99</text:p>
          </table:table-cell>
          <table:table-cell office:value-type="string">
            <text:p>Cochinita pibil</text:p>
          </table:table-cell>
          <table:table-cell office:value-type="string">
            <text:p>Cochinita pibil</text:p>
          </table:table-cell>
          <table:table-cell office:value-type="float" office:value="19.18">
            <text:p>19.18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office:value-type="string">
            <text:p>Poc Chuc</text:p>
          </table:table-cell>
          <table:table-cell office:value-type="string">
            <text:p>Poc Chuc</text:p>
          </table:table-cell>
          <table:table-cell office:value-type="float" office:value="14.55">
            <text:p>14.5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float" office:value="101">
            <text:p>101</text:p>
          </table:table-cell>
          <table:table-cell office:value-type="string">
            <text:p>Pollo asado</text:p>
          </table:table-cell>
          <table:table-cell office:value-type="string">
            <text:p>Pollo asado</text:p>
          </table:table-cell>
          <table:table-cell office:value-type="float" office:value="16.62">
            <text:p>16.6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02">
            <text:p>102</text:p>
          </table:table-cell>
          <table:table-cell office:value-type="string">
            <text:p>Pollo Encacahuatado</text:p>
          </table:table-cell>
          <table:table-cell office:value-type="string">
            <text:p>Pollo Encacahuatado</text:p>
          </table:table-cell>
          <table:table-cell office:value-type="float" office:value="10.45">
            <text:p>10.4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03">
            <text:p>103</text:p>
          </table:table-cell>
          <table:table-cell office:value-type="string">
            <text:p>Pollo motuleños</text:p>
          </table:table-cell>
          <table:table-cell office:value-type="string">
            <text:p>Pollo motuleños</text:p>
          </table:table-cell>
          <table:table-cell office:value-type="float" office:value="15.18">
            <text:p>15.1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04">
            <text:p>104</text:p>
          </table:table-cell>
          <table:table-cell office:value-type="string">
            <text:p>Pollo picado</text:p>
          </table:table-cell>
          <table:table-cell office:value-type="string">
            <text:p>Pollo picado</text:p>
          </table:table-cell>
          <table:table-cell office:value-type="float" office:value="16.78">
            <text:p>16.7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05">
            <text:p>105</text:p>
          </table:table-cell>
          <table:table-cell office:value-type="string">
            <text:p>Pollo rostizado</text:p>
          </table:table-cell>
          <table:table-cell office:value-type="string">
            <text:p>Pollo rostizado</text:p>
          </table:table-cell>
          <table:table-cell office:value-type="float" office:value="8.52">
            <text:p>8.52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06">
            <text:p>106</text:p>
          </table:table-cell>
          <table:table-cell office:value-type="string">
            <text:p>Ancas de Rana</text:p>
          </table:table-cell>
          <table:table-cell office:value-type="string">
            <text:p>Ancas de Rana</text:p>
          </table:table-cell>
          <table:table-cell office:value-type="float" office:value="12.96">
            <text:p>12.96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table:number-columns-repeated="2" office:value-type="string">
            <text:p>Barbacoa</text:p>
          </table:table-cell>
          <table:table-cell office:value-type="float" office:value="10.5">
            <text:p>10.5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08">
            <text:p>108</text:p>
          </table:table-cell>
          <table:table-cell office:value-type="string">
            <text:p>Birria</text:p>
          </table:table-cell>
          <table:table-cell office:value-type="string">
            <text:p>Birria – a spicy stew from the state of Jalisco traditionally made from goat meat or mutton</text:p>
          </table:table-cell>
          <table:table-cell office:value-type="float" office:value="1.53">
            <text:p>1.53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09">
            <text:p>109</text:p>
          </table:table-cell>
          <table:table-cell office:value-type="string">
            <text:p>Pastel azteca</text:p>
          </table:table-cell>
          <table:table-cell office:value-type="string">
            <text:p>Pastel azteca</text:p>
          </table:table-cell>
          <table:table-cell office:value-type="float" office:value="11.92">
            <text:p>11.9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10">
            <text:p>110</text:p>
          </table:table-cell>
          <table:table-cell office:value-type="string">
            <text:p>Puntas</text:p>
          </table:table-cell>
          <table:table-cell office:value-type="string">
            <text:p>Puntas</text:p>
          </table:table-cell>
          <table:table-cell office:value-type="float" office:value="8.16">
            <text:p>8.16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11">
            <text:p>111</text:p>
          </table:table-cell>
          <table:table-cell office:value-type="string">
            <text:p>Queso de Puerco</text:p>
          </table:table-cell>
          <table:table-cell office:value-type="string">
            <text:p>Queso de Puerco, head cheese prepared with vinegar, garlic, oregano and black pepper, among others.</text:p>
          </table:table-cell>
          <table:table-cell office:value-type="float" office:value="15.69">
            <text:p>15.69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table:number-columns-repeated="2" office:value-type="string">
            <text:p>Barbacoa</text:p>
          </table:table-cell>
          <table:table-cell office:value-type="float" office:value="3.24">
            <text:p>3.2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13">
            <text:p>113</text:p>
          </table:table-cell>
          <table:table-cell office:value-type="string">
            <text:p>Chapulines</text:p>
          </table:table-cell>
          <table:table-cell office:value-type="string">
            <text:p>Chapulines – toasted grasshoppers</text:p>
          </table:table-cell>
          <table:table-cell office:value-type="float" office:value="13.74">
            <text:p>13.7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14">
            <text:p>114</text:p>
          </table:table-cell>
          <table:table-cell office:value-type="string">
            <text:p>Puntas</text:p>
          </table:table-cell>
          <table:table-cell office:value-type="string">
            <text:p>Puntas</text:p>
          </table:table-cell>
          <table:table-cell office:value-type="float" office:value="10.2">
            <text:p>10.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float" office:value="115">
            <text:p>115</text:p>
          </table:table-cell>
          <table:table-cell office:value-type="string">
            <text:p>Chamoy</text:p>
          </table:table-cell>
          <table:table-cell office:value-type="string">
            <text:p>Chamoy</text:p>
          </table:table-cell>
          <table:table-cell office:value-type="float" office:value="19.15">
            <text:p>19.1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table:number-columns-repeated="2" office:value-type="string">
            <text:p>Guacamole</text:p>
          </table:table-cell>
          <table:table-cell office:value-type="float" office:value="12.61">
            <text:p>12.6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float" office:value="117">
            <text:p>117</text:p>
          </table:table-cell>
          <table:table-cell office:value-type="string">
            <text:p>Mole blanco</text:p>
          </table:table-cell>
          <table:table-cell office:value-type="string">
            <text:p>Mole blanco</text:p>
          </table:table-cell>
          <table:table-cell office:value-type="float" office:value="7.18">
            <text:p>7.1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table:number-columns-repeated="2" office:value-type="string">
            <text:p>Mole sauce</text:p>
          </table:table-cell>
          <table:table-cell office:value-type="float" office:value="12.35">
            <text:p>12.3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float" office:value="119">
            <text:p>119</text:p>
          </table:table-cell>
          <table:table-cell office:value-type="string">
            <text:p>Mole verde</text:p>
          </table:table-cell>
          <table:table-cell office:value-type="string">
            <text:p>Mole verde</text:p>
          </table:table-cell>
          <table:table-cell office:value-type="float" office:value="9.54">
            <text:p>9.54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float" office:value="120">
            <text:p>120</text:p>
          </table:table-cell>
          <table:table-cell office:value-type="string">
            <text:p>Pipian – green or red, meat, pork</text:p>
          </table:table-cell>
          <table:table-cell office:value-type="string">
            <text:p>Pipian – green or red, meat, pork</text:p>
          </table:table-cell>
          <table:table-cell office:value-type="float" office:value="5.35">
            <text:p>5.35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table:number-columns-repeated="2" office:value-type="string">
            <text:p>Salsa</text:p>
          </table:table-cell>
          <table:table-cell office:value-type="float" office:value="1.31">
            <text:p>1.31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float" office:value="122">
            <text:p>122</text:p>
          </table:table-cell>
          <table:table-cell office:value-type="string">
            <text:p>Salsa chipotle</text:p>
          </table:table-cell>
          <table:table-cell office:value-type="string">
            <text:p>Salsa chipotle</text:p>
          </table:table-cell>
          <table:table-cell office:value-type="float" office:value="11.87">
            <text:p>11.8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float" office:value="123">
            <text:p>123</text:p>
          </table:table-cell>
          <table:table-cell office:value-type="string">
            <text:p>Salsa verde</text:p>
          </table:table-cell>
          <table:table-cell office:value-type="string">
            <text:p>Salsa verde</text:p>
          </table:table-cell>
          <table:table-cell office:value-type="float" office:value="2.84">
            <text:p>2.84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table:number-columns-repeated="2" office:value-type="string">
            <text:p>Guacamole with tortilla chips</text:p>
          </table:table-cell>
          <table:table-cell office:value-type="float" office:value="16.88">
            <text:p>16.88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float" office:value="125">
            <text:p>125</text:p>
          </table:table-cell>
          <table:table-cell office:value-type="string">
            <text:p>Habanero, chipotle and chimichurrisalsas</text:p>
          </table:table-cell>
          <table:table-cell office:value-type="string">
            <text:p>Habanero, chipotle and chimichurrisalsas</text:p>
          </table:table-cell>
          <table:table-cell office:value-type="float" office:value="16.12">
            <text:p>16.1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float" office:value="126">
            <text:p>126</text:p>
          </table:table-cell>
          <table:table-cell office:value-type="string">
            <text:p>Arroz a la tumbada (rice with seafood)</text:p>
          </table:table-cell>
          <table:table-cell office:value-type="string">
            <text:p>Arroz a la tumbada (rice with seafood)</text:p>
          </table:table-cell>
          <table:table-cell office:value-type="float" office:value="9.66">
            <text:p>9.66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3">
          <table:table-cell office:value-type="float" office:value="127">
            <text:p>127</text:p>
          </table:table-cell>
          <table:table-cell office:value-type="string">
            <text:p>Arroz amarillo (yellow rice)</text:p>
          </table:table-cell>
          <table:table-cell office:value-type="string">
            <text:p>Arroz amarillo (yellow rice)</text:p>
          </table:table-cell>
          <table:table-cell office:value-type="float" office:value="0.5">
            <text:p>0.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3">
          <table:table-cell office:value-type="float" office:value="128">
            <text:p>128</text:p>
          </table:table-cell>
          <table:table-cell office:value-type="string">
            <text:p>Arroz con camarones (rice with shrimp)</text:p>
          </table:table-cell>
          <table:table-cell office:value-type="string">
            <text:p>Arroz con camarones (rice with shrimp)</text:p>
          </table:table-cell>
          <table:table-cell office:value-type="float" office:value="2.17">
            <text:p>2.1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3">
          <table:table-cell office:value-type="float" office:value="129">
            <text:p>129</text:p>
          </table:table-cell>
          <table:table-cell office:value-type="string">
            <text:p>Arroz con huevo (rice with eggs)</text:p>
          </table:table-cell>
          <table:table-cell office:value-type="string">
            <text:p>Arroz con huevo (rice with eggs)</text:p>
          </table:table-cell>
          <table:table-cell office:value-type="float" office:value="3.87">
            <text:p>3.87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3">
          <table:table-cell office:value-type="float" office:value="130">
            <text:p>130</text:p>
          </table:table-cell>
          <table:table-cell office:value-type="string">
            <text:p>Arroz con leche</text:p>
          </table:table-cell>
          <table:table-cell office:value-type="string">
            <text:p>Arroz con leche</text:p>
          </table:table-cell>
          <table:table-cell office:value-type="float" office:value="16.43">
            <text:p>16.4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3">
          <table:table-cell office:value-type="float" office:value="131">
            <text:p>131</text:p>
          </table:table-cell>
          <table:table-cell office:value-type="string">
            <text:p>Arroz con lima (rice with lemon)</text:p>
          </table:table-cell>
          <table:table-cell office:value-type="string">
            <text:p>Arroz con lima (rice with lemon)</text:p>
          </table:table-cell>
          <table:table-cell office:value-type="float" office:value="15.4">
            <text:p>15.4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3">
          <table:table-cell office:value-type="float" office:value="132">
            <text:p>132</text:p>
          </table:table-cell>
          <table:table-cell office:value-type="string">
            <text:p>Arroz con pollo (rice with chicken)</text:p>
          </table:table-cell>
          <table:table-cell office:value-type="string">
            <text:p>Arroz con pollo (rice with chicken)</text:p>
          </table:table-cell>
          <table:table-cell office:value-type="float" office:value="12.81">
            <text:p>12.8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3">
          <table:table-cell office:value-type="float" office:value="133">
            <text:p>133</text:p>
          </table:table-cell>
          <table:table-cell office:value-type="string">
            <text:p>Arroz negro (black rice)</text:p>
          </table:table-cell>
          <table:table-cell office:value-type="string">
            <text:p>Arroz negro (black rice)</text:p>
          </table:table-cell>
          <table:table-cell office:value-type="float" office:value="18.14">
            <text:p>18.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3">
          <table:table-cell office:value-type="float" office:value="134">
            <text:p>134</text:p>
          </table:table-cell>
          <table:table-cell office:value-type="string">
            <text:p>Arroz poblano</text:p>
          </table:table-cell>
          <table:table-cell office:value-type="string">
            <text:p>Arroz poblano</text:p>
          </table:table-cell>
          <table:table-cell office:value-type="float" office:value="9.87">
            <text:p>9.8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3">
          <table:table-cell office:value-type="float" office:value="135">
            <text:p>135</text:p>
          </table:table-cell>
          <table:table-cell office:value-type="string">
            <text:p>Arroz rojo (red rice)</text:p>
          </table:table-cell>
          <table:table-cell office:value-type="string">
            <text:p>Arroz rojo (red rice)</text:p>
          </table:table-cell>
          <table:table-cell office:value-type="float" office:value="9.01">
            <text:p>9.0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3">
          <table:table-cell office:value-type="float" office:value="136">
            <text:p>136</text:p>
          </table:table-cell>
          <table:table-cell office:value-type="string">
            <text:p>Arroz verde (green rice)</text:p>
          </table:table-cell>
          <table:table-cell office:value-type="string">
            <text:p>Arroz verde (green rice)</text:p>
          </table:table-cell>
          <table:table-cell office:value-type="float" office:value="16.35">
            <text:p>16.35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3">
          <table:table-cell office:value-type="float" office:value="137">
            <text:p>137</text:p>
          </table:table-cell>
          <table:table-cell office:value-type="string">
            <text:p>Morisqueta</text:p>
          </table:table-cell>
          <table:table-cell office:value-type="string">
            <text:p>Morisqueta</text:p>
          </table:table-cell>
          <table:table-cell office:value-type="float" office:value="11.66">
            <text:p>11.66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table:number-columns-repeated="2" office:value-type="string">
            <text:p>Seafood dishes[edit]</text:p>
          </table:table-cell>
          <table:table-cell office:value-type="float" office:value="16.86">
            <text:p>16.8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3">
          <table:table-cell office:value-type="float" office:value="139">
            <text:p>139</text:p>
          </table:table-cell>
          <table:table-cell office:value-type="string">
            <text:p>Aguachile</text:p>
          </table:table-cell>
          <table:table-cell office:value-type="string">
            <text:p>Aguachile</text:p>
          </table:table-cell>
          <table:table-cell office:value-type="float" office:value="18.06">
            <text:p>18.0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3">
          <table:table-cell office:value-type="float" office:value="140">
            <text:p>140</text:p>
          </table:table-cell>
          <table:table-cell office:value-type="string">
            <text:p>Camarones al Mojo de Ajo</text:p>
          </table:table-cell>
          <table:table-cell office:value-type="string">
            <text:p>Camarones al Mojo de Ajo</text:p>
          </table:table-cell>
          <table:table-cell office:value-type="float" office:value="7.8">
            <text:p>7.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3">
          <table:table-cell office:value-type="float" office:value="141">
            <text:p>141</text:p>
          </table:table-cell>
          <table:table-cell office:value-type="string">
            <text:p>Huachinango a la Veracruzana</text:p>
          </table:table-cell>
          <table:table-cell office:value-type="string">
            <text:p>Huachinango a la Veracruzana(Veracruz-Style Red Snapper)</text:p>
          </table:table-cell>
          <table:table-cell office:value-type="float" office:value="6.19">
            <text:p>6.19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3">
          <table:table-cell office:value-type="float" office:value="142">
            <text:p>142</text:p>
          </table:table-cell>
          <table:table-cell office:value-type="string">
            <text:p>Pescado zarandeado</text:p>
          </table:table-cell>
          <table:table-cell office:value-type="string">
            <text:p>Pescado zarandeado</text:p>
          </table:table-cell>
          <table:table-cell office:value-type="float" office:value="10.11">
            <text:p>10.1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</table:table-row>
        <table:table-row table:style-name="ro3">
          <table:table-cell office:value-type="float" office:value="143">
            <text:p>143</text:p>
          </table:table-cell>
          <table:table-cell office:value-type="string">
            <text:p>Birria</text:p>
          </table:table-cell>
          <table:table-cell office:value-type="string">
            <text:p>Birria</text:p>
          </table:table-cell>
          <table:table-cell office:value-type="float" office:value="8.12">
            <text:p>8.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3">
          <table:table-cell office:value-type="float" office:value="144">
            <text:p>144</text:p>
          </table:table-cell>
          <table:table-cell office:value-type="string">
            <text:p>caldo de pollo, chicken soup</text:p>
          </table:table-cell>
          <table:table-cell office:value-type="string">
            <text:p>caldo de pollo, chicken soup</text:p>
          </table:table-cell>
          <table:table-cell office:value-type="float" office:value="9.37">
            <text:p>9.3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3">
          <table:table-cell office:value-type="float" office:value="145">
            <text:p>145</text:p>
          </table:table-cell>
          <table:table-cell office:value-type="string">
            <text:p>caldo de res, beef soup</text:p>
          </table:table-cell>
          <table:table-cell office:value-type="string">
            <text:p>caldo de res, beef soup</text:p>
          </table:table-cell>
          <table:table-cell office:value-type="float" office:value="16.5">
            <text:p>16.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3">
          <table:table-cell office:value-type="float" office:value="146">
            <text:p>146</text:p>
          </table:table-cell>
          <table:table-cell office:value-type="string">
            <text:p>caldo de queso, cheese soup</text:p>
          </table:table-cell>
          <table:table-cell office:value-type="string">
            <text:p>caldo de queso, cheese soup</text:p>
          </table:table-cell>
          <table:table-cell office:value-type="float" office:value="7.6">
            <text:p>7.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3">
          <table:table-cell office:value-type="float" office:value="147">
            <text:p>147</text:p>
          </table:table-cell>
          <table:table-cell office:value-type="string">
            <text:p>caldo de camaron shrimp soup</text:p>
          </table:table-cell>
          <table:table-cell office:value-type="string">
            <text:p>caldo de camaron shrimp soup, typically made from dried shrimp</text:p>
          </table:table-cell>
          <table:table-cell office:value-type="float" office:value="3.8">
            <text:p>3.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3">
          <table:table-cell office:value-type="float" office:value="148">
            <text:p>148</text:p>
          </table:table-cell>
          <table:table-cell office:value-type="string">
            <text:p>carne en su jugo</text:p>
          </table:table-cell>
          <table:table-cell office:value-type="string">
            <text:p>carne en su jugo, meat and beans in a meat broth</text:p>
          </table:table-cell>
          <table:table-cell office:value-type="float" office:value="18.89">
            <text:p>18.8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3">
          <table:table-cell office:value-type="float" office:value="149">
            <text:p>149</text:p>
          </table:table-cell>
          <table:table-cell office:value-type="string">
            <text:p>caldo de mariscos, seafood soup</text:p>
          </table:table-cell>
          <table:table-cell office:value-type="string">
            <text:p>caldo de mariscos, seafood soup</text:p>
          </table:table-cell>
          <table:table-cell office:value-type="float" office:value="4.52">
            <text:p>4.5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office:value-type="string">
            <text:p>caldo tlalpeño</text:p>
          </table:table-cell>
          <table:table-cell office:value-type="string">
            <text:p>caldo tlalpeño, chicken, broth, chopped avocado, chile chipotle and fried tortilla strips or triangles</text:p>
          </table:table-cell>
          <table:table-cell office:value-type="float" office:value="17.97">
            <text:p>17.9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3">
          <table:table-cell office:value-type="float" office:value="151">
            <text:p>151</text:p>
          </table:table-cell>
          <table:table-cell office:value-type="string">
            <text:p>Chilpachole de jaiba</text:p>
          </table:table-cell>
          <table:table-cell office:value-type="string">
            <text:p>Chilpachole de jaiba</text:p>
          </table:table-cell>
          <table:table-cell office:value-type="float" office:value="4.63">
            <text:p>4.6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3">
          <table:table-cell office:value-type="float" office:value="152">
            <text:p>152</text:p>
          </table:table-cell>
          <table:table-cell office:value-type="string">
            <text:p>Fideos (noodles)</text:p>
          </table:table-cell>
          <table:table-cell office:value-type="string">
            <text:p>Fideos (noodles)</text:p>
          </table:table-cell>
          <table:table-cell office:value-type="float" office:value="15.68">
            <text:p>15.68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3">
          <table:table-cell office:value-type="float" office:value="153">
            <text:p>153</text:p>
          </table:table-cell>
          <table:table-cell office:value-type="string">
            <text:p>Menudo</text:p>
          </table:table-cell>
          <table:table-cell office:value-type="string">
            <text:p>Menudo</text:p>
          </table:table-cell>
          <table:table-cell office:value-type="float" office:value="14.31">
            <text:p>14.3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3">
          <table:table-cell office:value-type="float" office:value="154">
            <text:p>154</text:p>
          </table:table-cell>
          <table:table-cell office:value-type="string">
            <text:p>Pozole</text:p>
          </table:table-cell>
          <table:table-cell office:value-type="string">
            <text:p>Pozole</text:p>
          </table:table-cell>
          <table:table-cell office:value-type="float" office:value="10.34">
            <text:p>10.3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3">
          <table:table-cell office:value-type="float" office:value="155">
            <text:p>155</text:p>
          </table:table-cell>
          <table:table-cell office:value-type="string">
            <text:p>Sopa</text:p>
          </table:table-cell>
          <table:table-cell office:value-type="string">
            <text:p>Sopa, typically pasta flavored with meat or tomato consomme</text:p>
          </table:table-cell>
          <table:table-cell office:value-type="float" office:value="7.61">
            <text:p>7.6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3">
          <table:table-cell office:value-type="float" office:value="156">
            <text:p>156</text:p>
          </table:table-cell>
          <table:table-cell office:value-type="string">
            <text:p>Sopa Azteca</text:p>
          </table:table-cell>
          <table:table-cell office:value-type="string">
            <text:p>Sopa Azteca</text:p>
          </table:table-cell>
          <table:table-cell office:value-type="float" office:value="7.93">
            <text:p>7.9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3">
          <table:table-cell office:value-type="float" office:value="157">
            <text:p>157</text:p>
          </table:table-cell>
          <table:table-cell office:value-type="string">
            <text:p>Sopa de fideo</text:p>
          </table:table-cell>
          <table:table-cell office:value-type="string">
            <text:p>Sopa de fideo</text:p>
          </table:table-cell>
          <table:table-cell office:value-type="float" office:value="17.79">
            <text:p>17.79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3">
          <table:table-cell office:value-type="float" office:value="158">
            <text:p>158</text:p>
          </table:table-cell>
          <table:table-cell office:value-type="string">
            <text:p>Sopa de lima, from Yucatán</text:p>
          </table:table-cell>
          <table:table-cell office:value-type="string">
            <text:p>Sopa de lima, from Yucatán</text:p>
          </table:table-cell>
          <table:table-cell office:value-type="float" office:value="6.03">
            <text:p>6.0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3">
          <table:table-cell office:value-type="float" office:value="159">
            <text:p>159</text:p>
          </table:table-cell>
          <table:table-cell office:value-type="string">
            <text:p>Sopa de nueces, walnut soup</text:p>
          </table:table-cell>
          <table:table-cell office:value-type="string">
            <text:p>Sopa de nueces, walnut soup</text:p>
          </table:table-cell>
          <table:table-cell office:value-type="float" office:value="1.35">
            <text:p>1.3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3">
          <table:table-cell office:value-type="float" office:value="160">
            <text:p>160</text:p>
          </table:table-cell>
          <table:table-cell office:value-type="string">
            <text:p>Sopa de pescado siete mares</text:p>
          </table:table-cell>
          <table:table-cell office:value-type="string">
            <text:p>Sopa de pescado siete mares, a seven-fished bouillabaisse popular in the Gulf of California and Pacific areas</text:p>
          </table:table-cell>
          <table:table-cell office:value-type="float" office:value="1.27">
            <text:p>1.2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3">
          <table:table-cell office:value-type="float" office:value="161">
            <text:p>161</text:p>
          </table:table-cell>
          <table:table-cell office:value-type="string">
            <text:p>Sopa de pollo (chicken soup)</text:p>
          </table:table-cell>
          <table:table-cell office:value-type="string">
            <text:p>Sopa de pollo (chicken soup)</text:p>
          </table:table-cell>
          <table:table-cell office:value-type="float" office:value="3.24">
            <text:p>3.24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3">
          <table:table-cell office:value-type="float" office:value="162">
            <text:p>162</text:p>
          </table:table-cell>
          <table:table-cell office:value-type="string">
            <text:p>Sopa de tortilla (tortilla soup)</text:p>
          </table:table-cell>
          <table:table-cell office:value-type="string">
            <text:p>Sopa de tortilla (tortilla soup)</text:p>
          </table:table-cell>
          <table:table-cell office:value-type="float" office:value="14.19">
            <text:p>14.1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3">
          <table:table-cell office:value-type="float" office:value="163">
            <text:p>163</text:p>
          </table:table-cell>
          <table:table-cell office:value-type="string">
            <text:p>Sopa tarasca</text:p>
          </table:table-cell>
          <table:table-cell office:value-type="string">
            <text:p>Sopa tarasca</text:p>
          </table:table-cell>
          <table:table-cell office:value-type="float" office:value="16.01">
            <text:p>16.0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3">
          <table:table-cell office:value-type="float" office:value="164">
            <text:p>164</text:p>
          </table:table-cell>
          <table:table-cell office:value-type="string">
            <text:p>Chile relleno</text:p>
          </table:table-cell>
          <table:table-cell office:value-type="string">
            <text:p>Chile relleno</text:p>
          </table:table-cell>
          <table:table-cell office:value-type="float" office:value="6.77">
            <text:p>6.77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3">
          <table:table-cell office:value-type="float" office:value="165">
            <text:p>165</text:p>
          </table:table-cell>
          <table:table-cell office:value-type="string">
            <text:p>Chiles en nogada</text:p>
          </table:table-cell>
          <table:table-cell office:value-type="string">
            <text:p>Chiles en nogada</text:p>
          </table:table-cell>
          <table:table-cell office:value-type="float" office:value="14.52">
            <text:p>14.52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3">
          <table:table-cell office:value-type="float" office:value="166">
            <text:p>166</text:p>
          </table:table-cell>
          <table:table-cell office:value-type="string">
            <text:p>Cuitlacoche</text:p>
          </table:table-cell>
          <table:table-cell office:value-type="string">
            <text:p>Cuitlacoche, a fungus that grows on corn plants, often served in soups</text:p>
          </table:table-cell>
          <table:table-cell office:value-type="float" office:value="7.14">
            <text:p>7.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3">
          <table:table-cell office:value-type="float" office:value="167">
            <text:p>167</text:p>
          </table:table-cell>
          <table:table-cell office:value-type="string">
            <text:p>Frijoles</text:p>
          </table:table-cell>
          <table:table-cell office:value-type="string">
            <text:p>Frijoles</text:p>
          </table:table-cell>
          <table:table-cell office:value-type="float" office:value="17.93">
            <text:p>17.9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3">
          <table:table-cell office:value-type="float" office:value="168">
            <text:p>168</text:p>
          </table:table-cell>
          <table:table-cell office:value-type="string">
            <text:p>Frijoles pintos (pinto beans)</text:p>
          </table:table-cell>
          <table:table-cell office:value-type="string">
            <text:p>Frijoles pintos (pinto beans)</text:p>
          </table:table-cell>
          <table:table-cell office:value-type="float" office:value="15.23">
            <text:p>15.2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3">
          <table:table-cell office:value-type="float" office:value="169">
            <text:p>169</text:p>
          </table:table-cell>
          <table:table-cell office:value-type="string">
            <text:p>Frijoles negros (black beans)</text:p>
          </table:table-cell>
          <table:table-cell office:value-type="string">
            <text:p>Frijoles negros (black beans)</text:p>
          </table:table-cell>
          <table:table-cell office:value-type="float" office:value="18.34">
            <text:p>18.34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3">
          <table:table-cell office:value-type="float" office:value="170">
            <text:p>170</text:p>
          </table:table-cell>
          <table:table-cell office:value-type="string">
            <text:p>Frijoles charros</text:p>
          </table:table-cell>
          <table:table-cell office:value-type="string">
            <text:p>Frijoles charros</text:p>
          </table:table-cell>
          <table:table-cell office:value-type="float" office:value="8.45">
            <text:p>8.4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3">
          <table:table-cell office:value-type="float" office:value="171">
            <text:p>171</text:p>
          </table:table-cell>
          <table:table-cell office:value-type="string">
            <text:p>Frijoles refritos (refried beans)</text:p>
          </table:table-cell>
          <table:table-cell office:value-type="string">
            <text:p>Frijoles refritos (refried beans)</text:p>
          </table:table-cell>
          <table:table-cell office:value-type="float" office:value="13.86">
            <text:p>13.86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3">
          <table:table-cell office:value-type="float" office:value="172">
            <text:p>172</text:p>
          </table:table-cell>
          <table:table-cell office:value-type="string">
            <text:p>Nopalitos</text:p>
          </table:table-cell>
          <table:table-cell office:value-type="string">
            <text:p>Nopalitos</text:p>
          </table:table-cell>
          <table:table-cell office:value-type="float" office:value="8.32">
            <text:p>8.3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 table:number-columns-repeated="2" office:value-type="string">
            <text:p>Papas (potatoes)</text:p>
          </table:table-cell>
          <table:table-cell office:value-type="float" office:value="4.08">
            <text:p>4.08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3">
          <table:table-cell office:value-type="float" office:value="174">
            <text:p>174</text:p>
          </table:table-cell>
          <table:table-cell office:value-type="string">
            <text:p>Pico de gallo</text:p>
          </table:table-cell>
          <table:table-cell office:value-type="string">
            <text:p>Pico de gallo</text:p>
          </table:table-cell>
          <table:table-cell office:value-type="float" office:value="5.82">
            <text:p>5.8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3">
          <table:table-cell office:value-type="float" office:value="175">
            <text:p>175</text:p>
          </table:table-cell>
          <table:table-cell office:value-type="string">
            <text:p>Alegrías</text:p>
          </table:table-cell>
          <table:table-cell office:value-type="string">
            <text:p>Alegrías</text:p>
          </table:table-cell>
          <table:table-cell office:value-type="float" office:value="16.84">
            <text:p>16.8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176">
            <text:p>176</text:p>
          </table:table-cell>
          <table:table-cell office:value-type="string">
            <text:p>Alfajor</text:p>
          </table:table-cell>
          <table:table-cell office:value-type="string">
            <text:p>Alfajor</text:p>
          </table:table-cell>
          <table:table-cell office:value-type="float" office:value="11.07">
            <text:p>11.0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177">
            <text:p>177</text:p>
          </table:table-cell>
          <table:table-cell office:value-type="string">
            <text:p>Amaranto</text:p>
          </table:table-cell>
          <table:table-cell office:value-type="string">
            <text:p>Amaranto</text:p>
          </table:table-cell>
          <table:table-cell office:value-type="float" office:value="6.3">
            <text:p>6.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178">
            <text:p>178</text:p>
          </table:table-cell>
          <table:table-cell office:value-type="string">
            <text:p>Arroz con leche, rice pudding</text:p>
          </table:table-cell>
          <table:table-cell office:value-type="string">
            <text:p>Arroz con leche, rice pudding</text:p>
          </table:table-cell>
          <table:table-cell office:value-type="float" office:value="0.87">
            <text:p>0.87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179">
            <text:p>179</text:p>
          </table:table-cell>
          <table:table-cell office:value-type="string">
            <text:p>Bionico, a type of fruit salad with cream</text:p>
          </table:table-cell>
          <table:table-cell office:value-type="string">
            <text:p>Bionico, a type of fruit salad with cream</text:p>
          </table:table-cell>
          <table:table-cell office:value-type="float" office:value="10.03">
            <text:p>10.0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180">
            <text:p>180</text:p>
          </table:table-cell>
          <table:table-cell office:value-type="string">
            <text:p>Buñuelos</text:p>
          </table:table-cell>
          <table:table-cell office:value-type="string">
            <text:p>Buñuelos</text:p>
          </table:table-cell>
          <table:table-cell office:value-type="float" office:value="6.42">
            <text:p>6.42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181">
            <text:p>181</text:p>
          </table:table-cell>
          <table:table-cell office:value-type="string">
            <text:p>Cajeta</text:p>
          </table:table-cell>
          <table:table-cell office:value-type="string">
            <text:p>Cajeta</text:p>
          </table:table-cell>
          <table:table-cell office:value-type="float" office:value="0.23">
            <text:p>0.2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182">
            <text:p>182</text:p>
          </table:table-cell>
          <table:table-cell office:value-type="string">
            <text:p>Calavera</text:p>
          </table:table-cell>
          <table:table-cell office:value-type="string">
            <text:p>Calavera</text:p>
          </table:table-cell>
          <table:table-cell office:value-type="float" office:value="7.31">
            <text:p>7.3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183">
            <text:p>183</text:p>
          </table:table-cell>
          <table:table-cell office:value-type="string">
            <text:p>Capirotada</text:p>
          </table:table-cell>
          <table:table-cell office:value-type="string">
            <text:p>Capirotada</text:p>
          </table:table-cell>
          <table:table-cell office:value-type="float" office:value="2.27">
            <text:p>2.2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184">
            <text:p>184</text:p>
          </table:table-cell>
          <table:table-cell office:value-type="string">
            <text:p>Carlota de limón</text:p>
          </table:table-cell>
          <table:table-cell office:value-type="string">
            <text:p>Carlota de limón</text:p>
          </table:table-cell>
          <table:table-cell office:value-type="float" office:value="4.63">
            <text:p>4.6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185">
            <text:p>185</text:p>
          </table:table-cell>
          <table:table-cell office:value-type="string">
            <text:p>Champurrado</text:p>
          </table:table-cell>
          <table:table-cell office:value-type="string">
            <text:p>Champurrado</text:p>
          </table:table-cell>
          <table:table-cell office:value-type="float" office:value="9.17">
            <text:p>9.1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186">
            <text:p>186</text:p>
          </table:table-cell>
          <table:table-cell office:value-type="string">
            <text:p>Chongos zamoranos</text:p>
          </table:table-cell>
          <table:table-cell office:value-type="string">
            <text:p>Chongos zamoranos, a milk candy named for its place of origin, Zamora, Michoacán.</text:p>
          </table:table-cell>
          <table:table-cell office:value-type="float" office:value="11.82">
            <text:p>11.8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table:number-columns-repeated="2" office:value-type="string">
            <text:p>Chocolate</text:p>
          </table:table-cell>
          <table:table-cell office:value-type="float" office:value="7.28">
            <text:p>7.28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188">
            <text:p>188</text:p>
          </table:table-cell>
          <table:table-cell office:value-type="string">
            <text:p>Churros</text:p>
          </table:table-cell>
          <table:table-cell office:value-type="string">
            <text:p>Churros</text:p>
          </table:table-cell>
          <table:table-cell office:value-type="float" office:value="2.45">
            <text:p>2.4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189">
            <text:p>189</text:p>
          </table:table-cell>
          <table:table-cell office:value-type="string">
            <text:p>Cocadas</text:p>
          </table:table-cell>
          <table:table-cell office:value-type="string">
            <text:p>Cocadas</text:p>
          </table:table-cell>
          <table:table-cell office:value-type="float" office:value="7.77">
            <text:p>7.7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190">
            <text:p>190</text:p>
          </table:table-cell>
          <table:table-cell office:value-type="string">
            <text:p>Cochinito de Piloncillo</text:p>
          </table:table-cell>
          <table:table-cell office:value-type="string">
            <text:p>Cochinito de Piloncillo</text:p>
          </table:table-cell>
          <table:table-cell office:value-type="float" office:value="9.33">
            <text:p>9.3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191">
            <text:p>191</text:p>
          </table:table-cell>
          <table:table-cell office:value-type="string">
            <text:p>Coyotas</text:p>
          </table:table-cell>
          <table:table-cell office:value-type="string">
            <text:p>Coyotas</text:p>
          </table:table-cell>
          <table:table-cell office:value-type="float" office:value="4.17">
            <text:p>4.17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192">
            <text:p>192</text:p>
          </table:table-cell>
          <table:table-cell office:value-type="string">
            <text:p>Crepas de cajeta</text:p>
          </table:table-cell>
          <table:table-cell office:value-type="string">
            <text:p>Crepas de cajeta</text:p>
          </table:table-cell>
          <table:table-cell office:value-type="float" office:value="4.29">
            <text:p>4.29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193">
            <text:p>193</text:p>
          </table:table-cell>
          <table:table-cell office:value-type="string">
            <text:p>Dulce de leche</text:p>
          </table:table-cell>
          <table:table-cell office:value-type="string">
            <text:p>Dulce de leche</text:p>
          </table:table-cell>
          <table:table-cell office:value-type="float" office:value="1.91">
            <text:p>1.91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194">
            <text:p>194</text:p>
          </table:table-cell>
          <table:table-cell office:value-type="string">
            <text:p>Empanadas</text:p>
          </table:table-cell>
          <table:table-cell office:value-type="string">
            <text:p>Empanadas</text:p>
          </table:table-cell>
          <table:table-cell office:value-type="float" office:value="2.21">
            <text:p>2.2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table:number-columns-repeated="2" office:value-type="string">
            <text:p>Flan</text:p>
          </table:table-cell>
          <table:table-cell office:value-type="float" office:value="10.23">
            <text:p>10.23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196">
            <text:p>196</text:p>
          </table:table-cell>
          <table:table-cell office:value-type="string">
            <text:p>Fresas con crema</text:p>
          </table:table-cell>
          <table:table-cell office:value-type="string">
            <text:p>Fresas con crema</text:p>
          </table:table-cell>
          <table:table-cell office:value-type="float" office:value="5.86">
            <text:p>5.86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197">
            <text:p>197</text:p>
          </table:table-cell>
          <table:table-cell office:value-type="string">
            <text:p>Gelatina</text:p>
          </table:table-cell>
          <table:table-cell office:value-type="string">
            <text:p>Gelatina</text:p>
          </table:table-cell>
          <table:table-cell office:value-type="float" office:value="8.24">
            <text:p>8.2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198">
            <text:p>198</text:p>
          </table:table-cell>
          <table:table-cell office:value-type="string">
            <text:p>Glorias</text:p>
          </table:table-cell>
          <table:table-cell office:value-type="string">
            <text:p>Glorias</text:p>
          </table:table-cell>
          <table:table-cell office:value-type="float" office:value="12.07">
            <text:p>12.07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199">
            <text:p>199</text:p>
          </table:table-cell>
          <table:table-cell office:value-type="string">
            <text:p>Gorditas de azucar</text:p>
          </table:table-cell>
          <table:table-cell office:value-type="string">
            <text:p>Gorditas de azucar</text:p>
          </table:table-cell>
          <table:table-cell office:value-type="float" office:value="0.31">
            <text:p>0.3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200">
            <text:p>200</text:p>
          </table:table-cell>
          <table:table-cell office:value-type="string">
            <text:p>Ice cream (nieves and helados)</text:p>
          </table:table-cell>
          <table:table-cell office:value-type="string">
            <text:p>Ice cream (nieves and helados). Pancho Villa was noted as a devotee of ice cream.</text:p>
          </table:table-cell>
          <table:table-cell office:value-type="float" office:value="18.96">
            <text:p>18.96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 table:number-columns-repeated="2" office:value-type="string">
            <text:p>Fried ice cream</text:p>
          </table:table-cell>
          <table:table-cell office:value-type="float" office:value="4.03">
            <text:p>4.03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202">
            <text:p>202</text:p>
          </table:table-cell>
          <table:table-cell office:value-type="string">
            <text:p>Jamoncillos</text:p>
          </table:table-cell>
          <table:table-cell office:value-type="string">
            <text:p>Jamoncillos</text:p>
          </table:table-cell>
          <table:table-cell office:value-type="float" office:value="9.57">
            <text:p>9.5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203">
            <text:p>203</text:p>
          </table:table-cell>
          <table:table-cell office:value-type="string">
            <text:p>Jarritos</text:p>
          </table:table-cell>
          <table:table-cell office:value-type="string">
            <text:p>Jarritos (spicy tamarindo candy in a tiny pot), as well as a brand of soda</text:p>
          </table:table-cell>
          <table:table-cell office:value-type="float" office:value="11.75">
            <text:p>11.75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204">
            <text:p>204</text:p>
          </table:table-cell>
          <table:table-cell office:value-type="string">
            <text:p>Macarrones de dulce de leche</text:p>
          </table:table-cell>
          <table:table-cell office:value-type="string">
            <text:p>Macarrones de dulce de leche</text:p>
          </table:table-cell>
          <table:table-cell office:value-type="float" office:value="4.3">
            <text:p>4.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205">
            <text:p>205</text:p>
          </table:table-cell>
          <table:table-cell office:value-type="string">
            <text:p>Mazapán de Cacahuate</text:p>
          </table:table-cell>
          <table:table-cell office:value-type="string">
            <text:p>Mazapán de Cacahuate</text:p>
          </table:table-cell>
          <table:table-cell office:value-type="float" office:value="8.76">
            <text:p>8.7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206">
            <text:p>206</text:p>
          </table:table-cell>
          <table:table-cell office:value-type="string">
            <text:p>Nicuatole</text:p>
          </table:table-cell>
          <table:table-cell office:value-type="string">
            <text:p>Nicuatole</text:p>
          </table:table-cell>
          <table:table-cell office:value-type="float" office:value="2.46">
            <text:p>2.46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207">
            <text:p>207</text:p>
          </table:table-cell>
          <table:table-cell office:value-type="string">
            <text:p>Obleas</text:p>
          </table:table-cell>
          <table:table-cell office:value-type="string">
            <text:p>Obleas</text:p>
          </table:table-cell>
          <table:table-cell office:value-type="float" office:value="8.15">
            <text:p>8.1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208">
            <text:p>208</text:p>
          </table:table-cell>
          <table:table-cell office:value-type="string">
            <text:p>Paletas, popsicles (or ice lollies)</text:p>
          </table:table-cell>
          <table:table-cell office:value-type="string">
            <text:p>Paletas, popsicles (or ice lollies), the street popsicle vendor is a noted fixture of Mexico's urban landscape.</text:p>
          </table:table-cell>
          <table:table-cell office:value-type="float" office:value="12.78">
            <text:p>12.7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209">
            <text:p>209</text:p>
          </table:table-cell>
          <table:table-cell office:value-type="string">
            <text:p>Pan de Acambaro (Acambaro bread)</text:p>
          </table:table-cell>
          <table:table-cell office:value-type="string">
            <text:p>Pan de Acambaro (Acambaro bread), named for its town of origin, Acambaro, Guanajuato.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210">
            <text:p>210</text:p>
          </table:table-cell>
          <table:table-cell office:value-type="string">
            <text:p>Pan de muerto</text:p>
          </table:table-cell>
          <table:table-cell office:value-type="string">
            <text:p>Pan de muerto, sugar covered pieces of bread traditionally eaten at the Día de muertos festivity.</text:p>
          </table:table-cell>
          <table:table-cell office:value-type="float" office:value="6.6">
            <text:p>6.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211">
            <text:p>211</text:p>
          </table:table-cell>
          <table:table-cell office:value-type="string">
            <text:p>Pan de nata</text:p>
          </table:table-cell>
          <table:table-cell office:value-type="string">
            <text:p>Pan de nata</text:p>
          </table:table-cell>
          <table:table-cell office:value-type="float" office:value="4.22">
            <text:p>4.2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212">
            <text:p>212</text:p>
          </table:table-cell>
          <table:table-cell office:value-type="string">
            <text:p>Pan dulce</text:p>
          </table:table-cell>
          <table:table-cell office:value-type="string">
            <text:p>Pan dulce, sweet pastries in many shapes and sizes that are very popular for breakfast.</text:p>
          </table:table-cell>
          <table:table-cell office:value-type="float" office:value="18.53">
            <text:p>18.5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213">
            <text:p>213</text:p>
          </table:table-cell>
          <table:table-cell office:value-type="string">
            <text:p>Pastel de queso, cheesecake</text:p>
          </table:table-cell>
          <table:table-cell office:value-type="string">
            <text:p>Pastel de queso, cheesecake</text:p>
          </table:table-cell>
          <table:table-cell office:value-type="float" office:value="3.49">
            <text:p>3.49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214">
            <text:p>214</text:p>
          </table:table-cell>
          <table:table-cell office:value-type="string">
            <text:p>Pastel de tres leches (Three Milk Cake)</text:p>
          </table:table-cell>
          <table:table-cell office:value-type="string">
            <text:p>Pastel de tres leches (Three Milk Cake)</text:p>
          </table:table-cell>
          <table:table-cell office:value-type="float" office:value="16.82">
            <text:p>16.82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215">
            <text:p>215</text:p>
          </table:table-cell>
          <table:table-cell office:value-type="string">
            <text:p>Pepitorias</text:p>
          </table:table-cell>
          <table:table-cell office:value-type="string">
            <text:p>Pepitorias</text:p>
          </table:table-cell>
          <table:table-cell office:value-type="float" office:value="8.47">
            <text:p>8.4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216">
            <text:p>216</text:p>
          </table:table-cell>
          <table:table-cell office:value-type="string">
            <text:p>Platano</text:p>
          </table:table-cell>
          <table:table-cell office:value-type="string">
            <text:p>Platano</text:p>
          </table:table-cell>
          <table:table-cell office:value-type="float" office:value="13.93">
            <text:p>13.93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217">
            <text:p>217</text:p>
          </table:table-cell>
          <table:table-cell office:value-type="string">
            <text:p>Plátano frito</text:p>
          </table:table-cell>
          <table:table-cell office:value-type="string">
            <text:p>Plátano frito</text:p>
          </table:table-cell>
          <table:table-cell office:value-type="float" office:value="4.66">
            <text:p>4.66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218">
            <text:p>218</text:p>
          </table:table-cell>
          <table:table-cell office:value-type="string">
            <text:p>Polvorón</text:p>
          </table:table-cell>
          <table:table-cell office:value-type="string">
            <text:p>Polvorón</text:p>
          </table:table-cell>
          <table:table-cell office:value-type="float" office:value="13.94">
            <text:p>13.94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219">
            <text:p>219</text:p>
          </table:table-cell>
          <table:table-cell office:value-type="string">
            <text:p>Rosca de reyes</text:p>
          </table:table-cell>
          <table:table-cell office:value-type="string">
            <text:p>Rosca de reyes</text:p>
          </table:table-cell>
          <table:table-cell office:value-type="float" office:value="2.49">
            <text:p>2.4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220">
            <text:p>220</text:p>
          </table:table-cell>
          <table:table-cell office:value-type="string">
            <text:p>Tacuarines, Biscochos, or Coricos</text:p>
          </table:table-cell>
          <table:table-cell office:value-type="string">
            <text:p>Tacuarines, Biscochos, or Coricos</text:p>
          </table:table-cell>
          <table:table-cell office:value-type="float" office:value="8.23">
            <text:p>8.2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221">
            <text:p>221</text:p>
          </table:table-cell>
          <table:table-cell office:value-type="string">
            <text:p>Aguas frescas</text:p>
          </table:table-cell>
          <table:table-cell office:value-type="string">
            <text:p>Aguas frescas</text:p>
          </table:table-cell>
          <table:table-cell office:value-type="float" office:value="17.57">
            <text:p>17.5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float" office:value="222">
            <text:p>222</text:p>
          </table:table-cell>
          <table:table-cell office:value-type="string">
            <text:p>Atole</text:p>
          </table:table-cell>
          <table:table-cell office:value-type="string">
            <text:p>Atole</text:p>
          </table:table-cell>
          <table:table-cell office:value-type="float" office:value="13.69">
            <text:p>13.6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float" office:value="223">
            <text:p>223</text:p>
          </table:table-cell>
          <table:table-cell office:value-type="string">
            <text:p>Café de olla, coffee with cinnamon</text:p>
          </table:table-cell>
          <table:table-cell office:value-type="string">
            <text:p>Café de olla, coffee with cinnamon</text:p>
          </table:table-cell>
          <table:table-cell office:value-type="float" office:value="15.16">
            <text:p>15.16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float" office:value="224">
            <text:p>224</text:p>
          </table:table-cell>
          <table:table-cell office:value-type="string">
            <text:p>Chamoyada</text:p>
          </table:table-cell>
          <table:table-cell office:value-type="string">
            <text:p>Chamoyada</text:p>
          </table:table-cell>
          <table:table-cell office:value-type="float" office:value="0.94">
            <text:p>0.9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float" office:value="225">
            <text:p>225</text:p>
          </table:table-cell>
          <table:table-cell office:value-type="string">
            <text:p>Champurrado</text:p>
          </table:table-cell>
          <table:table-cell office:value-type="string">
            <text:p>Champurrado</text:p>
          </table:table-cell>
          <table:table-cell office:value-type="float" office:value="8.59">
            <text:p>8.59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float" office:value="226">
            <text:p>226</text:p>
          </table:table-cell>
          <table:table-cell office:value-type="string">
            <text:p>Chia Fresca</text:p>
          </table:table-cell>
          <table:table-cell office:value-type="string">
            <text:p>Chia Fresca</text:p>
          </table:table-cell>
          <table:table-cell office:value-type="float" office:value="12.44">
            <text:p>12.44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Chocolate</text:p>
          </table:table-cell>
          <table:table-cell office:value-type="string">
            <text:p>Chocolate, generally known better as a drink rather than a candy or sweet</text:p>
          </table:table-cell>
          <table:table-cell office:value-type="float" office:value="1.11">
            <text:p>1.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float" office:value="228">
            <text:p>228</text:p>
          </table:table-cell>
          <table:table-cell office:value-type="string">
            <text:p>Horchata</text:p>
          </table:table-cell>
          <table:table-cell office:value-type="string">
            <text:p>Horchata</text:p>
          </table:table-cell>
          <table:table-cell office:value-type="float" office:value="16.14">
            <text:p>16.14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29">
            <text:p>229</text:p>
          </table:table-cell>
          <table:table-cell table:number-columns-repeated="2" office:value-type="string">
            <text:p>Jamaica (drink)</text:p>
          </table:table-cell>
          <table:table-cell office:value-type="float" office:value="6.98">
            <text:p>6.98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float" office:value="230">
            <text:p>230</text:p>
          </table:table-cell>
          <table:table-cell office:value-type="string">
            <text:p>Jarritos (drink)</text:p>
          </table:table-cell>
          <table:table-cell office:value-type="string">
            <text:p>Jarritos (drink)</text:p>
          </table:table-cell>
          <table:table-cell office:value-type="float" office:value="17.46">
            <text:p>17.46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float" office:value="231">
            <text:p>231</text:p>
          </table:table-cell>
          <table:table-cell office:value-type="string">
            <text:p>Jugos frescos</text:p>
          </table:table-cell>
          <table:table-cell office:value-type="string">
            <text:p>Jugos frescos</text:p>
          </table:table-cell>
          <table:table-cell office:value-type="float" office:value="9.63">
            <text:p>9.6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float" office:value="232">
            <text:p>232</text:p>
          </table:table-cell>
          <table:table-cell office:value-type="string">
            <text:p>Lechuguilla</text:p>
          </table:table-cell>
          <table:table-cell office:value-type="string">
            <text:p>Lechuguilla</text:p>
          </table:table-cell>
          <table:table-cell office:value-type="float" office:value="14.8">
            <text:p>14.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float" office:value="233">
            <text:p>233</text:p>
          </table:table-cell>
          <table:table-cell office:value-type="string">
            <text:p>Licuado</text:p>
          </table:table-cell>
          <table:table-cell office:value-type="string">
            <text:p>Licuado, a drink that includes banana, chocolate, and sugar</text:p>
          </table:table-cell>
          <table:table-cell office:value-type="float" office:value="5.78">
            <text:p>5.7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float" office:value="234">
            <text:p>234</text:p>
          </table:table-cell>
          <table:table-cell office:value-type="string">
            <text:p>Mangonada</text:p>
          </table:table-cell>
          <table:table-cell office:value-type="string">
            <text:p>Mangonada</text:p>
          </table:table-cell>
          <table:table-cell office:value-type="float" office:value="6.16">
            <text:p>6.16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35">
            <text:p>235</text:p>
          </table:table-cell>
          <table:table-cell table:number-columns-repeated="2" office:value-type="string">
            <text:p>Mexican Coke</text:p>
          </table:table-cell>
          <table:table-cell office:value-type="float" office:value="15.82">
            <text:p>15.8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236">
            <text:p>236</text:p>
          </table:table-cell>
          <table:table-cell table:number-columns-repeated="2" office:value-type="string">
            <text:p>Mexican tea culture</text:p>
          </table:table-cell>
          <table:table-cell office:value-type="float" office:value="11.62">
            <text:p>11.6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float" office:value="237">
            <text:p>237</text:p>
          </table:table-cell>
          <table:table-cell office:value-type="string">
            <text:p>Pópo</text:p>
          </table:table-cell>
          <table:table-cell office:value-type="string">
            <text:p>Pópo</text:p>
          </table:table-cell>
          <table:table-cell office:value-type="float" office:value="7.47">
            <text:p>7.4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float" office:value="238">
            <text:p>238</text:p>
          </table:table-cell>
          <table:table-cell office:value-type="string">
            <text:p>Pozol</text:p>
          </table:table-cell>
          <table:table-cell office:value-type="string">
            <text:p>Pozol</text:p>
          </table:table-cell>
          <table:table-cell office:value-type="float" office:value="18.19">
            <text:p>18.19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float" office:value="239">
            <text:p>239</text:p>
          </table:table-cell>
          <table:table-cell office:value-type="string">
            <text:p>Tamarindo</text:p>
          </table:table-cell>
          <table:table-cell office:value-type="string">
            <text:p>Tamarindo</text:p>
          </table:table-cell>
          <table:table-cell office:value-type="float" office:value="4.16">
            <text:p>4.16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float" office:value="240">
            <text:p>240</text:p>
          </table:table-cell>
          <table:table-cell office:value-type="string">
            <text:p>Tejate</text:p>
          </table:table-cell>
          <table:table-cell office:value-type="string">
            <text:p>Tejate</text:p>
          </table:table-cell>
          <table:table-cell office:value-type="float" office:value="2.65">
            <text:p>2.6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float" office:value="241">
            <text:p>241</text:p>
          </table:table-cell>
          <table:table-cell office:value-type="string">
            <text:p>Bacanora</text:p>
          </table:table-cell>
          <table:table-cell office:value-type="string">
            <text:p>Bacanora</text:p>
          </table:table-cell>
          <table:table-cell office:value-type="float" office:value="14.86">
            <text:p>14.86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float" office:value="242">
            <text:p>242</text:p>
          </table:table-cell>
          <table:table-cell office:value-type="string">
            <text:p>Cerveza, Mexican beers such as Sol and Corona</text:p>
          </table:table-cell>
          <table:table-cell office:value-type="string">
            <text:p>Cerveza, Mexican beers such as Sol and Corona</text:p>
          </table:table-cell>
          <table:table-cell office:value-type="float" office:value="2.3">
            <text:p>2.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float" office:value="243">
            <text:p>243</text:p>
          </table:table-cell>
          <table:table-cell office:value-type="string">
            <text:p>Colonche</text:p>
          </table:table-cell>
          <table:table-cell office:value-type="string">
            <text:p>Colonche</text:p>
          </table:table-cell>
          <table:table-cell office:value-type="float" office:value="11.33">
            <text:p>11.33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44">
            <text:p>244</text:p>
          </table:table-cell>
          <table:table-cell table:number-columns-repeated="2" office:value-type="string">
            <text:p>Mexican wine</text:p>
          </table:table-cell>
          <table:table-cell office:value-type="float" office:value="17.48">
            <text:p>17.48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float" office:value="245">
            <text:p>245</text:p>
          </table:table-cell>
          <table:table-cell office:value-type="string">
            <text:p>Mezcal</text:p>
          </table:table-cell>
          <table:table-cell office:value-type="string">
            <text:p>Mezcal</text:p>
          </table:table-cell>
          <table:table-cell office:value-type="float" office:value="10.8">
            <text:p>10.8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float" office:value="246">
            <text:p>246</text:p>
          </table:table-cell>
          <table:table-cell office:value-type="string">
            <text:p>Michelada</text:p>
          </table:table-cell>
          <table:table-cell office:value-type="string">
            <text:p>Michelada</text:p>
          </table:table-cell>
          <table:table-cell office:value-type="float" office:value="7.74">
            <text:p>7.74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float" office:value="247">
            <text:p>247</text:p>
          </table:table-cell>
          <table:table-cell office:value-type="string">
            <text:p>Pulque, a popular drink of the Aztecs</text:p>
          </table:table-cell>
          <table:table-cell office:value-type="string">
            <text:p>Pulque, a popular drink of the Aztecs</text:p>
          </table:table-cell>
          <table:table-cell office:value-type="float" office:value="11.46">
            <text:p>11.46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float" office:value="248">
            <text:p>248</text:p>
          </table:table-cell>
          <table:table-cell office:value-type="string">
            <text:p>Sotol</text:p>
          </table:table-cell>
          <table:table-cell office:value-type="string">
            <text:p>Sotol</text:p>
          </table:table-cell>
          <table:table-cell office:value-type="float" office:value="13.01">
            <text:p>13.01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float" office:value="249">
            <text:p>249</text:p>
          </table:table-cell>
          <table:table-cell office:value-type="string">
            <text:p>Tejuino</text:p>
          </table:table-cell>
          <table:table-cell office:value-type="string">
            <text:p>Tejuino</text:p>
          </table:table-cell>
          <table:table-cell office:value-type="float" office:value="10.85">
            <text:p>10.85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float" office:value="250">
            <text:p>250</text:p>
          </table:table-cell>
          <table:table-cell office:value-type="string">
            <text:p>Tepache</text:p>
          </table:table-cell>
          <table:table-cell office:value-type="string">
            <text:p>Tepache</text:p>
          </table:table-cell>
          <table:table-cell office:value-type="float" office:value="19.4">
            <text:p>19.4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251">
            <text:p>251</text:p>
          </table:table-cell>
          <table:table-cell table:number-columns-repeated="2" office:value-type="string">
            <text:p>Tequila</text:p>
          </table:table-cell>
          <table:table-cell office:value-type="float" office:value="7.92">
            <text:p>7.92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</table:table-row>
        <table:table-row table:style-name="ro3">
          <table:table-cell office:value-type="float" office:value="252">
            <text:p>252</text:p>
          </table:table-cell>
          <table:table-cell office:value-type="string">
            <text:p>Tubâ</text:p>
          </table:table-cell>
          <table:table-cell office:value-type="string">
            <text:p>Tubâ</text:p>
          </table:table-cell>
          <table:table-cell office:value-type="float" office:value="8.11">
            <text:p>8.1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12/12/2017</text:date>, <text:time>10:43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16:42:25.26</meta:creation-date>
    <dc:date>2017-12-12T10:43:51.35</dc:date>
    <meta:editing-duration>PT1H4M10S</meta:editing-duration>
    <meta:editing-cycles>24</meta:editing-cycles>
    <meta:generator>OpenOffice/4.1.3$Win32 OpenOffice.org_project/413m1$Build-9783</meta:generator>
    <meta:document-statistic meta:table-count="3" meta:cell-count="1764" meta:object-count="0"/>
  </office:meta>
</office:document-meta>
</file>